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7543" officeooo:paragraph-rsid="00067543" style:font-weight-asian="bold" style:font-weight-complex="bold"/>
    </style:style>
    <style:style style:name="P3" style:family="paragraph" style:parent-style-name="Standard">
      <style:text-properties style:font-name="Latin Modern Mono" fo:font-size="15pt" style:text-underline-style="solid" style:text-underline-width="auto" style:text-underline-color="font-color" fo:font-weight="bold" officeooo:rsid="00067543" officeooo:paragraph-rsid="00067543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officeooo:rsid="00067543" officeooo:paragraph-rsid="0006754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67543" officeooo:paragraph-rsid="000da9e2" style:font-weight-asian="normal" style:font-weight-complex="normal"/>
    </style:style>
    <style:style style:name="P7" style:family="paragraph" style:parent-style-name="Standard">
      <style:text-properties style:text-underline-style="none" officeooo:rsid="000803d9" officeooo:paragraph-rsid="000803d9"/>
    </style:style>
    <style:style style:name="P8" style:family="paragraph" style:parent-style-name="Standard">
      <style:text-properties style:text-underline-style="none" fo:background-color="#81d41a"/>
    </style:style>
    <style:style style:name="P9" style:family="paragraph" style:parent-style-name="Standard" style:list-style-name="L1">
      <style:text-properties style:font-name="Latin Modern Mono" fo:font-size="13pt" style:text-underline-style="none" fo:font-weight="normal" officeooo:rsid="000803d9" officeooo:paragraph-rsid="000803d9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text-properties style:font-name="Latin Modern Mono" fo:font-size="13pt" fo:language="de" fo:country="DE" style:text-underline-style="none" fo:font-weight="normal" officeooo:rsid="000803d9" officeooo:paragraph-rsid="000803d9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067543" officeooo:paragraph-rsid="0006754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67543" officeooo:paragraph-rsid="0011c531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0ab517" officeooo:paragraph-rsid="000ab517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0ab517" officeooo:paragraph-rsid="000c92a0" style:font-weight-asian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0c92a0" officeooo:paragraph-rsid="000c92a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9841d" officeooo:paragraph-rsid="0009841d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11f2f" officeooo:paragraph-rsid="00111f2f" style:font-weight-asian="normal" style:font-weight-complex="normal"/>
    </style:style>
    <style:style style:name="P18" style:family="paragraph" style:parent-style-name="Standard">
      <style:text-properties style:text-underline-style="none" officeooo:rsid="000f7870"/>
    </style:style>
    <style:style style:name="P19" style:family="paragraph" style:parent-style-name="Standard">
      <style:text-properties style:text-underline-style="none" officeooo:rsid="000f7870" officeooo:paragraph-rsid="000f7870"/>
    </style:style>
    <style:style style:name="P20" style:family="paragraph" style:parent-style-name="Standard">
      <style:text-properties style:text-underline-style="none" officeooo:rsid="000803d9" officeooo:paragraph-rsid="000803d9"/>
    </style:style>
    <style:style style:name="P21" style:family="paragraph" style:parent-style-name="Standard">
      <style:text-properties style:text-underline-style="none" officeooo:rsid="00111f2f" officeooo:paragraph-rsid="00111f2f"/>
    </style:style>
    <style:style style:name="P22" style:family="paragraph" style:parent-style-name="Standard" style:list-style-name="L2">
      <style:text-properties fo:language="de" fo:country="DE" style:text-underline-style="none" fo:font-weight="normal" officeooo:rsid="00067543" officeooo:paragraph-rsid="00067543" style:font-weight-asian="normal" style:font-weight-complex="normal"/>
    </style:style>
    <style:style style:name="P23" style:family="paragraph" style:parent-style-name="Standard">
      <style:text-properties fo:language="de" fo:country="DE" style:text-underline-style="none" fo:font-weight="normal" officeooo:rsid="000da9e2" officeooo:paragraph-rsid="000da9e2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1c531" officeooo:paragraph-rsid="0011c531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paragraph-rsid="0011c531" style:font-weight-asian="bold" style:font-weight-complex="bold"/>
    </style:style>
    <style:style style:name="P27" style:family="paragraph" style:parent-style-name="Standard">
      <style:text-properties officeooo:paragraph-rsid="0011c531"/>
    </style:style>
    <style:style style:name="T1" style:family="text">
      <style:text-properties officeooo:rsid="000803d9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da9e2"/>
    </style:style>
    <style:style style:name="T4" style:family="text">
      <style:text-properties officeooo:rsid="000a64a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bc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chanik <text:span text:style-name="T1">(11.09 – 13.11)</text:span></text:p>
      <text:p text:style-name="P3"/>
      <text:list xml:id="list1909209569" text:style-name="L1">
        <text:list-item>
          <text:p text:style-name="P9">Kräfte in der Physik</text:p>
        </text:list-item>
        <text:list-item>
          <text:p text:style-name="P9">Die Goldene Regel der Mechanik </text:p>
        </text:list-item>
        <text:list-item>
          <text:p text:style-name="P9">Mechanische <text:span text:style-name="T2">Leistung</text:span></text:p>
        </text:list-item>
        <text:list-item>
          <text:p text:style-name="P10">Arbeit &amp; Energie</text:p>
        </text:list-item>
        <text:list-item>
          <text:p text:style-name="P9">Energie Umwandlung</text:p>
        </text:list-item>
        <text:list-item>
          <text:p text:style-name="P9">Verbrennungsmotoren </text:p>
        </text:list-item>
        <text:list-item>
          <text:p text:style-name="P9">Wirkingsgrad</text:p>
        </text:list-item>
      </text:list>
      <text:p text:style-name="P2"/>
      <text:p text:style-name="P2">11.09 2024</text:p>
      <text:p text:style-name="P2"/>
      <text:p text:style-name="P8">EXTRA Intro : Rainbow Stralung mit Prisma</text:p>
      <text:p text:style-name="P2"/>
      <text:list xml:id="list4061897701" text:style-name="L2">
        <text:list-item>
          <text:p text:style-name="P11">Wirkung der Kraft – Bilder von Buch </text:p>
          <text:list>
            <text:list-item>
              <text:p text:style-name="P13"/>
            </text:list-item>
            <text:list-item>
              <text:p text:style-name="P11">Demo mit seilen und Rollstuhl</text:p>
              <text:list>
                <text:list-item>
                  <text:p text:style-name="P15">Kein Kraft = Ruhe</text:p>
                </text:list-item>
                <text:list-item>
                  <text:p text:style-name="P15">Ein Seil → Kraft = Beschleunigung</text:p>
                </text:list-item>
                <text:list-item>
                  <text:p text:style-name="P15">2 Seilen in der Rehie </text:p>
                </text:list-item>
                <text:list-item>
                  <text:p text:style-name="P15">2 Seilen Winkelig von einander. Welcher Richtung bewegt der Stuhl?</text:p>
                </text:list-item>
              </text:list>
            </text:list-item>
            <text:list-item>
              <text:p text:style-name="P14">Kräfteaddition + subtraktion </text:p>
            </text:list-item>
            <text:list-item>
              <text:p text:style-name="P22">Kräfteparallelogram </text:p>
            </text:list-item>
          </text:list>
        </text:list-item>
      </text:list>
      <text:p text:style-name="P5"/>
      <text:p text:style-name="P2">18.09.2024</text:p>
      <text:p text:style-name="P2"/>
      <text:p text:style-name="P6">- <text:span text:style-name="T2">Kräfteparallelogram ü</text:span><text:span text:style-name="T3">bungen</text:span></text:p>
      <text:p text:style-name="P23">- Energie formen <text:s/>- Wie kann mann Wasser kochen?</text:p>
      <text:p text:style-name="P23">- Formel Zeichnungen für Energieformen </text:p>
      <text:p text:style-name="P5"/>
      <text:p text:style-name="P5"/>
      <text:p text:style-name="P1">25.09.2024</text:p>
      <text:p text:style-name="P18"/>
      <text:p text:style-name="P19"/>
      <text:p text:style-name="P7">Energie formen <text:span text:style-name="T4">&amp; Energieumwandlung </text:span></text:p>
      <text:p text:style-name="P21">Quiz &amp; Arbeitsblatt</text:p>
      <text:p text:style-name="P7"/>
      <text:p text:style-name="P4"/>
      <text:p text:style-name="P1">02.10.2024</text:p>
      <text:p text:style-name="P1"/>
      <text:p text:style-name="P16">Puzzle mit Doppelconus + </text:p>
      <text:p text:style-name="P16"/>
      <text:p text:style-name="P17">Energie Formel Puzzle </text:p>
      <text:p text:style-name="P17"/>
      <text:p text:style-name="P1"/>
      <text:p text:style-name="P1">09.10.2024</text:p>
      <text:p text:style-name="P1"/>
      <text:p text:style-name="Standard">Leist<text:span text:style-name="T6">u</text:span>ng</text:p>
      <text:p text:style-name="P1"/>
      <text:p text:style-name="P27"><text:span text:style-name="T5">----------------------------------------------</text:span></text:p>
      <text:p text:style-name="P26"><text:soft-page-break/><text:span text:style-name="T5">Ferien<text:line-break/></text:span></text:p>
      <text:p text:style-name="P1"/>
      <text:p text:style-name="P25">16.10.2024</text:p>
      <text:p text:style-name="P6"/>
      <text:p text:style-name="P1">23.10.2024</text:p>
      <text:p text:style-name="P26"><text:span text:style-name="T5">----------------------------------------------</text:span></text:p>
      <text:p text:style-name="P1"/>
      <text:p text:style-name="P1">30.10.2024</text:p>
      <text:p text:style-name="P1"/>
      <text:p text:style-name="P12">Newtonsche Gesetze – Malte’s Gruppenarbeit ??</text:p>
      <text:p text:style-name="P1"/>
      <text:p text:style-name="P1"/>
      <text:p text:style-name="P1">06.11.2024</text:p>
      <text:p text:style-name="P1"/>
      <text:p text:style-name="P1">13.11.202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9T16:57:21.795658183</meta:creation-date>
    <dc:date>2024-09-18T16:01:06.252681353</dc:date>
    <meta:editing-duration>PT4H15M4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135" meta:character-count="939" meta:non-whitespace-character-count="844"/>
  </office:meta>
</office:document-meta>
</file>